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54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fo:min-height="3.493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3.353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67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cm" fo:margin-right="0cm" fo:margin-top="0cm" fo:margin-bottom="0.502cm" fo:line-height="93%" fo:text-indent="-0.899cm" style:line-break="strict"/>
    </style:style>
    <style:style style:name="P4" style:family="paragraph">
      <style:paragraph-properties fo:margin-left="1.19cm" fo:margin-right="0cm" fo:text-indent="-0.899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2.39cm" fo:margin-right="0cm" fo:margin-top="0cm" fo:margin-bottom="0.401cm" fo:line-height="93%" fo:text-align="start" fo:text-indent="-0.794cm" style:text-autospace="ideograph-alpha" style:punctuation-wrap="simple" style:line-break="strict" style:writing-mode="lr-tb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hyphenate="false"/>
    </style:style>
    <style:style style:name="P8" style:family="paragraph">
      <style:paragraph-properties fo:margin-left="3.589cm" fo:margin-right="0cm" fo:margin-top="0cm" fo:margin-bottom="0.299cm" fo:line-height="93%" fo:text-align="start" fo:text-indent="-0.595cm" style:text-autospace="ideograph-alpha" style:punctuation-wrap="simple" style:line-break="strict" style:writing-mode="lr-tb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hyphenate="false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'Lucida Sans Unicode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position="-33% 58%" fo:language="en" fo:country="GB"/>
    </style:style>
    <style:style style:name="T5" style:family="text">
      <style:text-properties fo:color="#000000" style:text-outline="false" style:text-line-through-style="none" style:text-position="33% 58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'Lucida Sans Unicode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Arial" style:font-family-generic="roman" style:font-pitch="variable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zxx" style:country-asian="none" style:font-style-asian="normal" style:font-weight-asian="normal" style:font-family-complex="'Lucida Sans Unicode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Existem muitas classes de grafos.</text:span></text:p>
            <text:p xml:id="id1" text:id="id1" text:style-name="P3"><text:span text:style-name="T1">Porque é importante definir classes de grafos?</text:span></text:p>
            <text:p xml:id="id2" text:id="id2" text:style-name="P3"><text:span text:style-name="T1">Problemas difíceis (NP-Difíceis) em grafos gerais podem ser mais fáceis (polinomias) em algumas classes de grafos.</text:span></text:p>
            <text:p xml:id="id3" text:id="id3" text:style-name="P3"><text:span text:style-name="T1">Problema importante: Dado um grafo, determinar se pertence a uma determinada classe (reconhecimento)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xml:id="id4" text:id="id4" text:style-name="P3"><text:span text:style-name="T1">Biconexo</text:span></text:p>
            <text:p xml:id="id5" text:id="id5" text:style-name="P3"><text:span text:style-name="T1">Bipartido</text:span></text:p>
            <text:p xml:id="id6" text:id="id6" text:style-name="P3"><text:span text:style-name="T1">Completo</text:span></text:p>
            <text:p xml:id="id7" text:id="id7" text:style-name="P3"><text:span text:style-name="T1">Crítico</text:span></text:p>
            <text:p xml:id="id8" text:id="id8" text:style-name="P3"><text:span text:style-name="T1">Ciclo</text:span></text:p>
            <text:p xml:id="id9" text:id="id9" text:style-name="P3"><text:span text:style-name="T1">k-aresta-conexo</text:span></text:p>
            <text:p xml:id="id10" text:id="id10" text:style-name="P3"><text:span text:style-name="T1">k-conexo</text:span></text:p>
            <text:p xml:id="id11" text:id="id11" text:style-name="P3"><text:span text:style-name="T1">Planar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201cm" svg:height="3.511cm" svg:x="1.397cm" svg:y="0.838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Grafos aperiódicos:</text:span></text:p>
            <text:p text:style-name="P7"><text:span text:style-name="T2">Grafos orientados não acíclicos</text:span></text:p>
            <text:p xml:id="id12" text:id="id12" text:style-name="P7"><text:span text:style-name="T2">Não existe k&gt;1 que divida o tamanho de todos seus cíclos.</text:span></text:p>
            <text:p text:style-name="P7"><text:span text:style-name="T2">Reconhecimento com DFS.</text:span></text:p>
            <text:p text:style-name="P7"><text:span text:style-name="T2">ciclos não são aperiódicos.</text:span></text:p>
            <text:p text:style-name="P7"><text:span text:style-name="T2">Aplicações em probabilidade e scheduling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Cactos:</text:span></text:p>
            <text:p text:style-name="P7"><text:span text:style-name="T2">Todo par de ciclos tem no máximo um vértice em comum.</text:span></text:p>
            <text:p xml:id="id13" text:id="id13" text:style-name="P7"><text:span text:style-name="T2">Cada componente biconexa é um cíclo</text:span></text:p>
            <text:p text:style-name="P7"><text:span text:style-name="T2">São grafos outplanar</text:span></text:p>
            <text:p text:style-name="P7"><text:span text:style-name="T2">Aplicações em analises de circuitos elétricos</text:span></text:p>
            <text:p text:style-name="P7"><text:span text:style-name="T2">Vários problemas de otimização combinatória viram polinomias em cactos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88cm" svg:height="3.493cm" svg:x="1.398cm" svg:y="0.838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6" draw:layer="layout" svg:width="25.188cm" svg:height="12.18cm" svg:x="1.398cm" svg:y="4.911cm" presentation:class="outline">
          <draw:text-box>
            <text:list text:style-name="L2">
              <text:list-item>
                <text:p>Outplanar<text:tab/></text:p>
                <text:list>
                  <text:list-header>
                    <text:p>Grafo planar.</text:p>
                    <text:p>Pode ser desenhado de tal forma que todos os vértices façam parte do limite da fase ilimitada.</text:p>
                    <text:p>Ciclo Hamiltoniano polinomial (tem que ter ciclo externo)</text:p>
                    <text:p>Se não tem vértice de articulação é Hamiltoniano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34cm" svg:height="11.127cm" svg:x="3.074cm" svg:y="2.258cm" draw:page-number="5" presentation:class="page"/>
          <draw:frame presentation:style-name="pr7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8" draw:text-style-name="P4" draw:layer="layout" svg:width="25.201cm" svg:height="14.67cm" svg:x="1.397cm" svg:y="4.911cm" presentation:class="outline" presentation:user-transformed="true">
          <draw:text-box>
            <text:p text:style-name="P3"><text:span text:style-name="T1">Grafo perfeito:</text:span></text:p>
            <text:p text:style-name="P7"><text:span text:style-name="T2">Um grafo é perfeito se o seu número cromático é igual ao tamanho do máximo clique e todo subgrafo induzido por vértices é perfeito.</text:span></text:p>
            <text:p xml:id="id14" text:id="id14" text:style-name="P7"><text:span text:style-name="T2">Número cromático e máximo clique são problemas polinomias.</text:span></text:p>
            <text:p xml:id="id15" text:id="id15" text:style-name="P7"><text:span text:style-name="T2">Inclui: bipartidos, complementos de bipartidos, completos, cordais e de intervalo entre outros.</text:span></text:p>
            <text:p xml:id="id16" text:id="id16" text:style-name="P7"><text:span text:style-name="T2">Existe algoritmo polinomial para reconhecer grafos perfeitos (2002).</text:span></text:p>
            <text:p text:style-name="P7"><text:span text:style-name="T2">Coloração de vértices, máximo clique e máximo conjunto independente viram polinomiais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Cordal:</text:span></text:p>
            <text:p text:style-name="P7"><text:span text:style-name="T2">No subgrafo induzido por cada ciclo de 4 ou mais vértices existe uma aresta entre dois vértices não adjacentes no ciclo (corda).</text:span></text:p>
            <text:p xml:id="id17" text:id="id17" text:style-name="P7"><text:span text:style-name="T2">Reconhecimento com variação de BFS.</text:span></text:p>
            <text:p xml:id="id18" text:id="id18" text:style-name="P7"><text:span text:style-name="T2">Clique máximo e coloração de vértices são polinomiais.</text:span></text:p>
            <text:p text:style-name="P8"><text:span text:style-name="T3">O número de cliques maximais é linear no número de vértices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Cografos:</text:span></text:p>
            <text:p text:style-name="P7"><text:span text:style-name="T2">Um vértice isolado é um cografo.</text:span></text:p>
            <text:p text:style-name="P7"><text:span text:style-name="T2">A união do dois cografos é um cografo.</text:span></text:p>
            <text:p text:style-name="P7"><text:span text:style-name="T2">O complemento de um cografo é um cografo.</text:span></text:p>
            <text:p xml:id="id19" text:id="id19" text:style-name="P7"><text:span text:style-name="T2">Reconhecimento: Algoritmo polinomial (grafos que não tem P4 como grafo induzido)‏</text:span></text:p>
            <text:p text:style-name="P7"><text:span text:style-name="T2">Máximo conjunto independente, ciclo hamiltoniano, número cromático: polinomiais.</text:span></text:p>
            <text:p text:style-name="P7"><text:span text:style-name="T2"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Digrafo acíclico:</text:span></text:p>
            <text:p xml:id="id20" text:id="id20" text:style-name="P7"><text:span text:style-name="T2">Correspondem a uma ordem parcial.</text:span></text:p>
            <text:p xml:id="id21" text:id="id21" text:style-name="P7"><text:span text:style-name="T2">Os vértices podem ser ordenados topologicamente.</text:span></text:p>
            <text:p text:style-name="P7"><text:span text:style-name="T2">Aplicações em scheduling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Hypercubo (Q</text:span><text:span text:style-name="T4">k</text:span><text:span text:style-name="T1">):</text:span></text:p>
            <text:p text:style-name="P7"><text:span text:style-name="T2">Cada vértice representa um subconjunto dos primeiros k naturais.</text:span></text:p>
            <text:p xml:id="id22" text:id="id22" text:style-name="P7"><text:span text:style-name="T2">Dois vértices tem aresta se e somente se diferem exatamente em 1 elemento.</text:span></text:p>
            <text:p xml:id="id23" text:id="id23" text:style-name="P7"><text:span text:style-name="T2">k-regular</text:span></text:p>
            <text:p text:style-name="P7"><text:span text:style-name="T2">Bipartido (porque?)‏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Grafos de intervalo:</text:span></text:p>
            <text:p text:style-name="P7"><text:span text:style-name="T2">Cada vértice representa um intervalo na reta dos números reais.</text:span></text:p>
            <text:p text:style-name="P7"><text:span text:style-name="T2">Arestas ligam vértices cujos intervalos tem interseção.</text:span></text:p>
            <text:p xml:id="id24" text:id="id24" text:style-name="P7"><text:span text:style-name="T2">Problemas de atribuição (assignment).</text:span></text:p>
            <text:p xml:id="id25" text:id="id25" text:style-name="P7"><text:span text:style-name="T2">São grafos cordais.</text:span></text:p>
            <text:p xml:id="id26" text:id="id26" text:style-name="P7"><text:span text:style-name="T2">São Grafos perfeitos.</text:span></text:p>
            <text:p xml:id="id27" text:id="id27" text:style-name="P7"><text:span text:style-name="T2">Reconhecimento: O(n</text:span><text:span text:style-name="T5">2</text:span><text:span text:style-name="T2">)‏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9" draw:text-style-name="P4" draw:layer="layout" svg:width="25.201cm" svg:height="15.422cm" svg:x="1cm" svg:y="4.078cm" presentation:class="outline" presentation:user-transformed="true">
          <draw:text-box>
            <text:p text:style-name="P3"><text:span text:style-name="T1">Grafos linha:</text:span></text:p>
            <text:p text:style-name="P7"><text:span text:style-name="T6">Dado um grafo o seu grafo linha tem um vértice por cada aresta.</text:span></text:p>
            <text:p text:style-name="P7"><text:span text:style-name="T6">Arestas ligam vértices cujas arestas incidem no mesmo vértice no grafo original.</text:span></text:p>
            <text:p xml:id="id28" text:id="id28" text:style-name="P7"><text:span text:style-name="T6">Grafo linha de grafo conexo é conexo.</text:span></text:p>
            <text:p xml:id="id29" text:id="id29" text:style-name="P7"><text:span text:style-name="T6">Grafo linha de grafo bipartido é perfeito.</text:span></text:p>
            <text:p xml:id="id30" text:id="id30" text:style-name="P7"><text:span text:style-name="T6">O índice cromático de G é igual ao número cromático do correspondente grafo linha.</text:span></text:p>
            <text:p xml:id="id31" text:id="id31" text:style-name="P7"><text:span text:style-name="T6">Reconhecimento em tempo linear.</text:span></text:p>
            <text:p xml:id="id32" text:id="id32" text:style-name="P7"><text:span text:style-name="T6">9 grafos prohibidos como subgrafos induzidos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Grafo dividido (split graph)‏</text:span></text:p>
            <text:p text:style-name="P7"><text:span text:style-name="T2">Pode ser dividido em uma clique e um conjunto independente.</text:span></text:p>
            <text:p xml:id="id33" text:id="id33" text:style-name="P7"><text:span text:style-name="T2">Subconjunto dos grafos cordais, portanto, são perfeitos.</text:span></text:p>
            <text:p xml:id="id34" text:id="id34" text:style-name="P7"><text:span text:style-name="T2">Quase todos os grafos cordais são grafos split. Com n tendendo a infinito a probabilidade de um grafo cordal ser dividido tende a 1.</text:span></text:p>
            <text:p text:style-name="P3"><text:span text:style-name="T1"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Classes de Grafos</text:span></text:p>
          </draw:text-box>
        </draw:frame>
        <draw:frame presentation:style-name="pr2" draw:text-style-name="P4" draw:layer="layout" svg:width="25.201cm" svg:height="13.61cm" svg:x="1.397cm" svg:y="4.911cm" presentation:class="outline" presentation:user-transformed="true">
          <draw:text-box>
            <text:p text:style-name="P3"><text:span text:style-name="T1">Exercício: </text:span></text:p>
            <text:p text:style-name="P7"><text:span text:style-name="T2">Mostrar que o complemento de um grafo split é um grafo split.</text:span></text:p>
            <text:p text:style-name="P7"><text:span text:style-name="T2">Dada uma partição de um grafo split (C, I) sendo C uma clique e I um conjunto independente determinar em forma polinomial:</text:span></text:p>
            <text:p text:style-name="P8"><text:span text:style-name="T3">máximo clique</text:span></text:p>
            <text:p text:style-name="P8"><text:span text:style-name="T3">máximo conjunto independente </text:span></text:p>
          </draw:text-box>
        </draw:frame>
        <presentation:notes draw:style-name="dp2">
          <draw:custom-shape draw:style-name="gr1" draw:text-style-name="P5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cm" fo:margin-right="0cm" fo:margin-top="0cm" fo:margin-bottom="0.502cm" fo:line-height="81%" fo:text-align="start" fo:text-indent="0cm" style:punctuation-wrap="simple" style:line-break="strict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cm" fo:margin-right="0cm" fo:margin-top="0cm" fo:margin-bottom="0.401cm" fo:line-height="81%" fo:text-align="start" fo:text-indent="0cm" style:punctuation-wrap="simple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89cm" fo:margin-right="0cm" fo:margin-top="0cm" fo:margin-bottom="0.299cm" fo:line-height="81%" fo:text-align="start" fo:text-indent="0cm" style:punctuation-wrap="simple" style:line-break="strict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88cm" fo:margin-right="0cm" fo:margin-top="0cm" fo:margin-bottom="0.202cm" fo:line-height="81%" fo:text-align="start" fo:text-indent="0cm" style:punctuation-wrap="simple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5%" fo:text-indent="0cm" style:line-break="strict" style:writing-mode="lr-tb"/>
    </style:style>
    <style:style style:name="MP4" style:family="paragraph">
      <style:paragraph-properties fo:margin-left="0cm" fo:margin-right="0cm" fo:line-height="95%" fo:text-align="center" fo:text-indent="0cm" style:line-break="strict" style:writing-mode="lr-tb"/>
    </style:style>
    <style:style style:name="MP5" style:family="paragraph">
      <style:paragraph-properties fo:margin-left="0cm" fo:margin-right="0cm" fo:line-height="95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3cm" svg:x="1.398cm" svg:y="0.838cm" presentation:class="title" presentation:placeholder="true">
        <draw:text-box/>
      </draw:frame>
      <draw:frame presentation:style-name="Default-outline1" draw:layer="backgroundobjects" svg:width="25.188cm" svg:height="12.18cm" svg:x="1.398cm" svg:y="4.911cm" presentation:class="outline" presentation:placeholder="true">
        <draw:text-box/>
      </draw:frame>
      <draw:frame presentation:style-name="Mpr1" draw:text-style-name="MP3" draw:layer="backgroundobjects" svg:width="6.509cm" svg:height="1.439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63cm" svg:height="1.439cm" svg:x="9.577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09cm" svg:height="1.439cm" svg:x="20.076cm" svg:y="19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7cm" svg:x="3.074cm" svg:y="2.258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presentation:style-name="Mpr4" draw:text-style-name="MP3" draw:layer="backgroundobjects" svg:width="9.102cm" svg:height="1.474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02cm" svg:height="1.474cm" svg:x="11.884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02cm" svg:height="1.474cm" svg:x="0cm" svg:y="28.211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02cm" svg:height="1.474cm" svg:x="11.884cm" svg:y="28.211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dc:date>2017-06-20T12:55:26.83</dc:date>
    <meta:editing-cycles>7</meta:editing-cycles>
    <meta:editing-duration>P1DT6H47M2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